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01b37d5"/>
    </style:style>
    <style:style style:name="P4" style:family="paragraph" style:parent-style-name="Standard">
      <style:text-properties fo:language="en" fo:country="US" officeooo:paragraph-rsid="001c85e8"/>
    </style:style>
    <style:style style:name="P5" style:family="paragraph" style:parent-style-name="Standard">
      <style:text-properties officeooo:paragraph-rsid="001c85e8"/>
    </style:style>
    <style:style style:name="T1" style:family="text">
      <style:text-properties officeooo:rsid="0018465a"/>
    </style:style>
    <style:style style:name="T2" style:family="text">
      <style:text-properties officeooo:rsid="0019bb5d"/>
    </style:style>
    <style:style style:name="T3" style:family="text">
      <style:text-properties fo:language="en" fo:country="US"/>
    </style:style>
    <style:style style:name="T4" style:family="text">
      <style:text-properties fo:language="en" fo:country="US" officeooo:rsid="0019bb5d"/>
    </style:style>
    <style:style style:name="T5" style:family="text">
      <style:text-properties fo:language="en" fo:country="US" officeooo:rsid="001a0f58"/>
    </style:style>
    <style:style style:name="T6" style:family="text">
      <style:text-properties officeooo:rsid="001b37d5"/>
    </style:style>
    <style:style style:name="T7" style:family="text">
      <style:text-properties officeooo:rsid="001c85e8"/>
    </style:style>
    <style:style style:name="T8" style:family="text">
      <style:text-properties officeooo:rsid="001e005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One of the brood of an indomitable evil cursing her home. Her saving grace is her mother the Yellow's complete disinterest in raising her progeny. <text:s/>Flynn is a large eyed black-feathered </text:span><text:span text:style-name="T5">blue-crested</text:span><text:span text:style-name="T3"> </text:span><text:span text:style-name="Emphasis">dromaeosaur</text:span><text:span text:style-name="Emphasis"><text:span text:style-name="T2">idae sapien</text:span></text:span><text:span text:style-name="T3"> with a small stature half the size of a human. Though as tall as a human in length considering her feathery tail. At the head her black conical teeth show with great frequency if hardly bare</text:span><text:span text:style-name="T4">d</text:span><text:span text:style-name="T3"> against cobalt flesh. The bright blue blood coursing through her show</text:span><text:span text:style-name="T4">s</text:span><text:span text:style-name="T3"> </text:span><text:span text:style-name="T4">well</text:span><text:span text:style-name="T3"> against veins in her black </text:span><text:span text:style-name="T4">irises.</text:span><text:span text:style-name="T3"> There isn't much hidden to the imagination on the well feathered body. She suffers no clothing except for a well-anchored backpack. </text:span><text:span text:style-name="T4">Neither</text:span><text:span text:style-name="T3"> forest green material </text:span><text:span text:style-name="T4">n</text:span><text:span text:style-name="T3">or its red and blue stains ever quite dry.</text:span></text:p>
      <text:p text:style-name="P4"/>
      <text:p text:style-name="P1">[b]Personality:[/b] </text:p>
      <text:p text:style-name="P1"/>
      <text:p text:style-name="P4">Flynn while a <text:span text:style-name="T2">gregarious</text:span> soul lacks <text:span text:style-name="T7">a</text:span> sense of terror <text:span text:style-name="T7">like most reachers</text:span>. Quite a good thing with the nature of the world she must search for artifacts. Her demeanor can be amoral at times <text:span text:style-name="T7">due to her bloodline. Though she generally</text:span> lacks an accusatory nature <text:span text:style-name="T7">for other's wrongs that do not affect her</text:span>. Often she finds herself permitted into places she ought not go. <text:span text:style-name="T7">The reacher's etheric touch is often the predicate of such things.</text:span></text:p>
      <text:p text:style-name="P1"/>
      <text:p text:style-name="P1">[b]Equipment and abilities:[/b] </text:p>
      <text:p text:style-name="P1"><text:span text:style-name="T3"/></text:p>
      <text:p text:style-name="P1"><text:span text:style-name="T7">Reacher's Etheric Touch. </text:span><text:s/><text:span text:style-name="T8">Etheric touch is a ritual inscribed into her person when becoming a reacher. </text:span>Many of the <text:span text:style-name="T8">T</text:span>witch to w<text:span text:style-name="T7">h</text:span>ich she <text:span text:style-name="T8">caters</text:span> suspect some part of her blood for <text:span text:style-name="T8">the abnormally</text:span> disarming nature. <text:span text:style-name="T7">All Reachers share this trait to some degree making them generally tolerated in spite of the collection of oddminds. Their soldiers the Far and Deep are keen to prevent reachers from exploiting this touch overmuch. The touch has some unconscious effect that Flynn always has some indefinable familiar pleasant smell to those she meets. As long as she's made an effort not to be otherwise repugnant, however. Often this is a source of their housing as individuals in their normal haunts make sure they have someplace to clean themselves. These alterations given to her by the Twitch in direct are a touch that is irrationally comforting and warm. Critically so to the undead or Lost that frequent Losthome which normally could not feel any bodily warmth at all. The reachers often complain this gives them an entourage of lesser spirits seeking to grope them. Flynn's lurid reputation comes from her different tactic to end such incessant groping. The lesser spirits often seem to enjoy such high-contact tactics at the least. Flynn is paid well to keep Twitch with Far and Deep alive in Losthome with such little bother to her. Certainly better than a murderous alternative so the Keepers pay complains no mind.</text:span></text:p>
      <text:p text:style-name="P1"/>
      <text:p text:style-name="P1">Thane. This creature is a hairworm native to the dangerous place in her plane called Losthome. A creature born of nature's tenacious denial of a vacuum inimical to life. The worm gains its name from an amorphous nature splitting with ease into clouds of its parts. Flynn uses it as a resilient <text:span text:style-name="T2">multi-tool</text:span> for mundane use or for blood magic. As the worm grows it continues to gain power and is now able to locate objects to great range. The intelligent creature reads the world rather than sees it while helping Flynn. It often can discern the lies of worldly illusions from native capability of creating its own. It uses these illusions to communicate with its parts or writ large to communicate to others.</text:p>
      <text:p text:style-name="P1"/>
      <text:p text:style-name="P1">Gansteel Implant. This implant houses her hairworm in her own body as a Thane. Many ports under her feathers are evidence of the extensive surgery. This was at first to avoid food in Losthome and enabled feeding the worm from her blood. Later improvements that meld it with her bloodline serve as a locus for power. It enables <text:span text:style-name="T1">channeling</text:span> of spells with the death energy that suffuses her plane. Sources of raw magical energy like many in Losthome also allow for a caster of prodigious fire rates. Burning magical energy off allows her to survive areas hazardous to most anyone else. If not her environment from the resulting damage en route. Employing such energies remains a distinct danger to herself.</text:p>
      <text:p text:style-name="P1"/>
      <text:p text:style-name="P1">Reacher. Many hidden treasures lie in Losthome for study. Many specters also lurk there with varieties of vast and terrible power. This makes subterfuge best for retrieval but both remain arduous tasks. Researching those powers took lives and lifetimes of discovery by the Twitch she serves. Their libraries collate knowledge on how to evade notice from other-sighted beings. Second to few Flynn knows many ritual blood magics discovered thus far. Much of them used to give her protection from awareness by unnatural sight. Others are circle rituals to allow her to contain or shape lesser ethereal beings into egg hosts. Some to change a frame of reference to pierce the veil of understanding in strange realms. After drawing a creature's visage first-hand she becomes far more difficult to detect. With a completed tablet reality starts to become willing to look the other way. More if she has a piece of its person, meaningful belonging, or even more their true name. Other blood rituals recover objects of interest from the insubstantial astral realm. Reachers now armed go to dark places with tablets shading them from the worst of the dangers. </text:p>
      <text:p text:style-name="P1"/>
      <text:p text:style-name="P1">Dreamless. Flynn's people do not dream. Wh<text:span text:style-name="T2">en</text:span> their body needs rest <text:span text:style-name="T2">as they enter sleep it</text:span> spawns an astral glimmer to wander <text:span text:style-name="T2">and keep the soul occupied. In their own world this would happen in Losthome. <text:s/>On other planes any coterminous plane will spawn the glimmer. Most glimmer create memories of their travels that fade like dreams but the yellow's bloodline and the reachers are different. They can overtake their Glimmer to manifest themselves and their possessions fully wherever it is standing. The process leaves behind a pile of immaterial ectoplasm in their own shape. Professional reachers such as Flynn have lucid Glimmer capable of dragging others with them when they manifest. This makes them practically immune to magics that attempt to force them to sleep. Reacher equipment normally preserves the ectoplasmic shadow instead of letting it evaporate. This allows the reachers to wake home again at will. Otherwise they must use the endless hall of doors called the Underworks to return home. </text:span></text:p>
      <text:p text:style-name="P1"/>
      <text:p text:style-name="P3"><text:span text:style-name="T6">Bloodline. The yellow's bloodline is strong and domineering in service of Grandfather Teeth. She is a creature of suffering and subservience owing allegiance to no one. While Flynn may share some traits the Yellow's children generally lack much of the evil nature. The yellow is a sturdy creature allowing healing through evil powers to transmute or cause suffering. Much of this power Flynn will not use unless the situation is dire. The touch of the Yellow's power hides some pieces of her good nature whenever she uses it. Though her bloodline carries keys to the underworks as well it has similar costs. The other quirk of her bloodline few Yellows care to exploit is the success of the yellow's progeny to breed with most living things. Though the progeny still mostly look like the Children and are sterile. Flynn has quite a few oddball whelps back home but few egg hosts that survived resemble healthy normal child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5M30S</meta:editing-duration>
    <meta:editing-cycles>5</meta:editing-cycles>
    <meta:generator>LibreOffice/5.0.5.2$Linux_X86_64 LibreOffice_project/00m0$Build-2</meta:generator>
    <dc:date>2016-04-10T15:29:47.518295852</dc:date>
    <meta:document-statistic meta:table-count="0" meta:image-count="0" meta:object-count="0" meta:page-count="1" meta:paragraph-count="10" meta:word-count="1193" meta:character-count="7126" meta:non-whitespace-character-count="5936"/>
    <meta:user-defined meta:name="Info 1"/>
    <meta:user-defined meta:name="Info 2"/>
    <meta:user-defined meta:name="Info 3"/>
    <meta:user-defined meta:name="Info 4"/>
  </office:meta>
</office:document-meta>
</file>